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 sans" svg:font-family="'Liberations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69mm"/>
    </style:style>
    <style:style style:name="co3" style:family="table-column">
      <style:table-column-properties fo:break-before="auto" style:column-width="14.76mm"/>
    </style:style>
    <style:style style:name="ro1" style:family="table-row">
      <style:table-row-properties style:row-height="5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s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s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s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01_B7-short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02_glenbrook-gaze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03_glenbrook-cluster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04_envistalab-clutt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06_inspired-tracks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07_inspired-sparse-tracks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10_monterey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11_cc-cincinnati-standing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44_cc_cincinnati_sitting_1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45_cc_carmel_sitting_2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46_cc_carmel_sitting_3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47_cc_carmel_sitting_4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48_cc_carmel_sitting_5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49_cc_carmel_sitting_6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0_cc_carmel_sitting_7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1_cc_carmel_sitting_8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2_cc_carmel_sitting_9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3_cc_carmel_sitting_10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4_cc_carmel_sitting_11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5_cc_carmel_sitting_12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6_cc_carmel_sitting_13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7_cc_carmel_sitting_14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8_cc_carmel_sitting_15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59_cc_carmel_sitting_16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0_cc_carmel_sitting_17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1_cc_carmel_sitting_18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2_cc_carmel_sitting_19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3_cc_carmel_sitting_20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4_cc_carmel_sitting_21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5_cc_carmel_sitting_22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6_cc_carmel_sitting_23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7_cc_carmel_sitting_24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8_cc_carmel_sitting_25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69_cc_carmel_sitting_26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70_cc_carmel_sitting_27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071_cc_carmel_sitting_28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2_cc_carmel_vonnegut_lay_1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3_office_bridget_measuring_1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4_office_mark_measuring_1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5_office_sam_measuring_1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6_office_front_lobby_back_1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7_office_front_lobby_back_2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8_office_next_to_fern_1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79_office_side_door_1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80_office_front_lobby_front_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 sans" svg:font-family="'Liberations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00-00-00</text:date>, <text:time style:data-style-name="N2" text:time-value="13:57:35.848268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7:43:38.394310946</meta:creation-date>
    <dc:date>2020-10-29T09:18:58.358536914</dc:date>
    <meta:editing-duration>PT19H19M57S</meta:editing-duration>
    <meta:editing-cycles>6</meta:editing-cycles>
    <meta:generator>LibreOffice/6.0.7.3$Linux_X86_64 LibreOffice_project/00m0$Build-3</meta:generator>
    <meta:document-statistic meta:table-count="1" meta:cell-count="59" meta:object-count="0"/>
  </office:meta>
</office:document-meta>
</file>